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T1" style:family="text">
      <style:text-properties officeooo:rsid="000fe11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 Red Team Hardware Simulator</text:span></text:h>
      <text:h text:style-name="Heading_20_3" text:outline-level="3"><text:span text:style-name="Strong_20_Emphasis">🎮 Game Concept</text:span></text:h>
      <text:p text:style-name="Text_20_body">"Red Team Hardware Simulator" is an educational 3D simulator designed to teach players about DIY red team IoT devices. The game provides an interactive environment where users assemble hardware tools by dragging and dropping components onto a virtual workspace. Players will <text:span text:style-name="T1">be aware</text:span> about different <text:span text:style-name="T1">red teaming</text:span> tools, their potential use cases, and basic hardware assembly techniques.</text:p>
      <text:h text:style-name="Heading_20_3" text:outline-level="3"><text:span text:style-name="Strong_20_Emphasis">📌 Core Gameplay Mechanics</text:span></text:h>
      <text:list text:style-name="L1">
        <text:list-item>
          <text:p text:style-name="P1"><text:span text:style-name="Strong_20_Emphasis">Drag-and-Drop Assembly:</text:span> Players will place components onto a board to construct a device. </text:p>
        </text:list-item>
        <text:list-item>
          <text:p text:style-name="P1"><text:span text:style-name="Strong_20_Emphasis">Snap-to-Place Validation:</text:span> A pop-up confirms correct placement (e.g., <text:span text:style-name="Emphasis">"Battery placed"</text:span>). </text:p>
        </text:list-item>
        <text:list-item>
          <text:p text:style-name="P1"><text:span text:style-name="Strong_20_Emphasis">Device Completion Animation:</text:span> Once fully assembled, an animation plays with a short text explaining the tool’s purpose and potential functions. </text:p>
        </text:list-item>
        <text:list-item>
          <text:p text:style-name="P2"><text:span text:style-name="Strong_20_Emphasis">Device Selection System:</text:span> Players choose between different IoT tools from a start menu. </text:p>
        </text:list-item>
      </text:list>
      <text:h text:style-name="Heading_20_3" text:outline-level="3"><text:span text:style-name="Strong_20_Emphasis">📦 Devices Available for Assembly</text:span></text:h>
      <text:list text:style-name="L2">
        <text:list-item>
          <text:p text:style-name="P3"><text:span text:style-name="Strong_20_Emphasis">RadioStation</text:span> – Inspired by HackRF, used for radio frequency transmission and reception. </text:p>
        </text:list-item>
        <text:list-item>
          <text:p text:style-name="P3"><text:span text:style-name="Strong_20_Emphasis">BadUSB</text:span> – Inspired by Rubber Ducky, includes an Ethernet sniffing port for additional functionality. </text:p>
        </text:list-item>
        <text:list-item>
          <text:p text:style-name="P4"><text:span text:style-name="Strong_20_Emphasis">Signals Jammer</text:span> – Capable of jamming Wi-Fi, Bluetooth, and radio signals. </text:p>
        </text:list-item>
      </text:list>
      <text:h text:style-name="Heading_20_3" text:outline-level="3"><text:span text:style-name="Strong_20_Emphasis">🔩 Components &amp; Assembly Process</text:span></text:h>
      <text:p text:style-name="Text_20_body">The game features abstracted hardware components to keep assembly simple and accessible:</text:p>
      <text:list text:style-name="L3">
        <text:list-item>
          <text:p text:style-name="P5"><text:span text:style-name="Strong_20_Emphasis">Board</text:span> (Universal for all devices) </text:p>
        </text:list-item>
        <text:list-item>
          <text:p text:style-name="P5"><text:span text:style-name="Strong_20_Emphasis">Battery</text:span> </text:p>
        </text:list-item>
        <text:list-item>
          <text:p text:style-name="P5"><text:span text:style-name="Strong_20_Emphasis">Antenna</text:span> </text:p>
        </text:list-item>
        <text:list-item>
          <text:p text:style-name="P5"><text:span text:style-name="Strong_20_Emphasis">USB Port</text:span> </text:p>
        </text:list-item>
        <text:list-item>
          <text:p text:style-name="P5"><text:span text:style-name="Strong_20_Emphasis">Ethernet Port</text:span> </text:p>
        </text:list-item>
        <text:list-item>
          <text:p text:style-name="P6"><text:span text:style-name="Strong_20_Emphasis">Screen (if applicable)</text:span> </text:p>
        </text:list-item>
      </text:list>
      <text:h text:style-name="Heading_20_3" text:outline-level="3"><text:span text:style-name="Strong_20_Emphasis">🖥️ Visual &amp; UI Design</text:span></text:h>
      <text:list text:style-name="L4">
        <text:list-item>
          <text:p text:style-name="P7"><text:span text:style-name="Strong_20_Emphasis">3D Environment:</text:span> The only visible scene is a virtual desktop where players assemble devices. </text:p>
        </text:list-item>
        <text:list-item>
          <text:p text:style-name="P7"><text:span text:style-name="Strong_20_Emphasis">Minimalist Aesthetic:</text:span> Focus on clear, functional component designs. </text:p>
        </text:list-item>
        <text:list-item>
          <text:p text:style-name="P8"><text:span text:style-name="Strong_20_Emphasis">UI Elements:</text:span> Start menu, device selection, assembly workspace, confirmation pop-ups, and completion animations. </text:p>
        </text:list-item>
      </text:list>
      <text:h text:style-name="Heading_20_3" text:outline-level="3"><text:span text:style-name="Strong_20_Emphasis">🎯 Target Audience</text:span></text:h>
      <text:p text:style-name="Text_20_body">The game is designed to be accessible for all skill levels, from beginners interested in cybersecurity to tech enthusiasts looking for hands-on DIY experience.</text:p>
      <text:h text:style-name="Heading_20_3" text:outline-level="3"><text:soft-page-break/><text:span text:style-name="Strong_20_Emphasis">📌 </text:span><text:span text:style-name="Strong_20_Emphasis"><text:span text:style-name="T1">Some Game</text:span></text:span><text:span text:style-name="Strong_20_Emphasis"> Features</text:span></text:h>
      <text:p text:style-name="Text_20_body">✅ <text:span text:style-name="Strong_20_Emphasis">Start Menu</text:span> – Allows players to select a device to assemble.<text:line-break/>✅ <text:span text:style-name="Strong_20_Emphasis">Device Assembly</text:span> – Drag-and-drop components to construct the tool.<text:line-break/>✅ <text:span text:style-name="Strong_20_Emphasis">Confirmation Pop-ups</text:span> – Displays messages when components are placed correctly.<text:line-break/>✅ <text:span text:style-name="Strong_20_Emphasis">Completion Animation &amp; Explanation</text:span> – Shows text explaining the tool's function after assemb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0T11:06:21.538000000</meta:creation-date>
    <dc:date>2025-02-20T11:09:06.851000000</dc:date>
    <meta:editing-duration>PT2M46S</meta:editing-duration>
    <meta:editing-cycles>1</meta:editing-cycles>
    <meta:document-statistic meta:table-count="0" meta:image-count="0" meta:object-count="0" meta:page-count="2" meta:paragraph-count="28" meta:word-count="325" meta:character-count="2183" meta:non-whitespace-character-count="1879"/>
    <meta:generator>LibreOffice/24.8.4.2$Windows_X86_64 LibreOffice_project/bb3cfa12c7b1bf994ecc5649a80400d06cd71002</meta:generator>
  </office:meta>
</office:document-meta>
</file>